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style:font-name="JetBrains Mono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89ddff" loext:opacity="100%"/>
    </style:style>
    <style:style style:name="T2" style:family="text">
      <style:text-properties fo:color="#9c65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3d7b7b" loext:opacity="100%" fo:font-style="italic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bbbbb" loext:opacity="100%" fo:font-style="normal" style:text-underline-style="none" fo:font-weight="normal"/>
    </style:style>
    <style:style style:name="T9" style:family="text">
      <style:text-properties fo:color="#666666" loext:opacity="100%"/>
    </style:style>
    <style:style style:name="T10" style:family="text">
      <style:text-properties fo:color="#b00040" loext:opacity="100%"/>
    </style:style>
    <style:style style:name="T11" style:family="text">
      <style:text-properties fo:color="#ba2121" loext:opacity="100%"/>
    </style:style>
    <style:style style:name="T12" style:family="text">
      <style:text-properties fo:color="#0000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#include</text:span><text:span text:style-name="T3"> </text:span><text:span text:style-name="T4">&lt;bits/stdc++.h&gt;</text:span></text:p>
      <text:p text:style-name="P2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3"/>
      <text:p text:style-name="P2"><text:span text:style-name="T5">class</text:span><text:span text:style-name="T3"> </text:span><text:span text:style-name="T6">Stack</text:span></text:p>
      <text:p text:style-name="P4">{<text:span text:style-name="T8"/></text:p>
      <text:p text:style-name="P2"><text:span text:style-name="T5">public</text:span><text:span text:style-name="T9">:</text:span></text:p>
      <text:p text:style-name="P2"><text:span text:style-name="T3"><text:s text:c="4"/></text:span><text:span text:style-name="T10">int</text:span><text:span text:style-name="T3"> </text:span><text:span text:style-name="T7">top;</text:span></text:p>
      <text:p text:style-name="P2"><text:span text:style-name="T3"><text:s text:c="4"/></text:span><text:span text:style-name="T10">int</text:span><text:span text:style-name="T3"> </text:span><text:span text:style-name="T7">maxSize;</text:span></text:p>
      <text:p text:style-name="P2"><text:span text:style-name="T3"><text:s text:c="4"/></text:span><text:span text:style-name="T10">int</text:span><text:span text:style-name="T9">*</text:span><text:span text:style-name="T3"> </text:span><text:span text:style-name="T7">array;</text:span></text:p>
      <text:p text:style-name="P3"/>
      <text:p text:style-name="P2"><text:span text:style-name="T3"><text:s text:c="4"/></text:span><text:span text:style-name="T7">Stack(</text:span><text:span text:style-name="T10">int</text:span><text:span text:style-name="T3"> </text:span><text:span text:style-name="T7">max)</text:span><text:span text:style-name="T3"> </text:span><text:span text:style-name="T9">:</text:span><text:span text:style-name="T3"> </text:span><text:span text:style-name="T7">top(</text:span><text:span text:style-name="T9">-1</text:span><text:span text:style-name="T7">),</text:span><text:span text:style-name="T3"> </text:span><text:span text:style-name="T7">maxSize(max),</text:span><text:span text:style-name="T3"> </text:span><text:span text:style-name="T7">array(</text:span><text:span text:style-name="T5">new</text:span><text:span text:style-name="T3"> </text:span><text:span text:style-name="T10">int</text:span><text:span text:style-name="T7">[max])</text:span><text:span text:style-name="T3"> </text:span><text:span text:style-name="T7">{}</text:span></text:p>
      <text:p text:style-name="P3"/>
      <text:p text:style-name="P2"><text:span text:style-name="T3"><text:s text:c="4"/></text:span><text:span text:style-name="T9">~</text:span><text:span text:style-name="T7">Stack()</text:span><text:span text:style-name="T3"> </text:span><text:span text:style-name="T7">{</text:span></text:p>
      <text:p text:style-name="P2"><text:span text:style-name="T3"><text:s text:c="8"/></text:span><text:span text:style-name="T5">delete</text:span><text:span text:style-name="T7">[]</text:span><text:span text:style-name="T3"> </text:span><text:span text:style-name="T7">array;</text:span></text:p>
      <text:p text:style-name="P2"><text:span text:style-name="T3"><text:s text:c="4"/></text:span><text:span text:style-name="T7">}</text:span></text:p>
      <text:p text:style-name="P3"/>
      <text:p text:style-name="P2"><text:span text:style-name="T3"><text:s text:c="4"/></text:span><text:span text:style-name="T10">bool</text:span><text:span text:style-name="T3"> </text:span><text:span text:style-name="T7">isFull()</text:span><text:span text:style-name="T3"> </text:span><text:span text:style-name="T5">const</text:span><text:span text:style-name="T3"> </text:span><text:span text:style-name="T7">{</text:span></text:p>
      <text:p text:style-name="P2"><text:span text:style-name="T3"><text:s text:c="8"/></text:span><text:span text:style-name="T5">return</text:span><text:span text:style-name="T3"> </text:span><text:span text:style-name="T7">top</text:span><text:span text:style-name="T3"> </text:span><text:span text:style-name="T9">==</text:span><text:span text:style-name="T3"> </text:span><text:span text:style-name="T7">maxSize</text:span><text:span text:style-name="T3"> </text:span><text:span text:style-name="T9">-</text:span><text:span text:style-name="T3"> </text:span><text:span text:style-name="T9">1</text:span><text:span text:style-name="T7">;</text:span></text:p>
      <text:p text:style-name="P2"><text:span text:style-name="T3"><text:s text:c="4"/></text:span><text:span text:style-name="T7">}</text:span></text:p>
      <text:p text:style-name="P3"/>
      <text:p text:style-name="P2"><text:span text:style-name="T3"><text:s text:c="4"/></text:span><text:span text:style-name="T10">bool</text:span><text:span text:style-name="T3"> </text:span><text:span text:style-name="T7">isEmpty()</text:span><text:span text:style-name="T3"> </text:span><text:span text:style-name="T5">const</text:span><text:span text:style-name="T3"> </text:span><text:span text:style-name="T7">{</text:span></text:p>
      <text:p text:style-name="P2"><text:span text:style-name="T3"><text:s text:c="8"/></text:span><text:span text:style-name="T5">return</text:span><text:span text:style-name="T3"> </text:span><text:span text:style-name="T7">top</text:span><text:span text:style-name="T3"> </text:span><text:span text:style-name="T9">==</text:span><text:span text:style-name="T3"> </text:span><text:span text:style-name="T9">-1</text:span><text:span text:style-name="T7">;</text:span></text:p>
      <text:p text:style-name="P2"><text:span text:style-name="T3"><text:s text:c="4"/></text:span><text:span text:style-name="T7">}</text:span></text:p>
      <text:p text:style-name="P3"/>
      <text:p text:style-name="P2"><text:span text:style-name="T3"><text:s text:c="4"/></text:span><text:span text:style-name="T10">void</text:span><text:span text:style-name="T3"> </text:span><text:span text:style-name="T7">push(</text:span><text:span text:style-name="T10">int</text:span><text:span text:style-name="T3"> </text:span><text:span text:style-name="T7">item)</text:span><text:span text:style-name="T3"> </text:span><text:span text:style-name="T7">{</text:span></text:p>
      <text:p text:style-name="P2"><text:span text:style-name="T3"><text:s text:c="8"/></text:span><text:span text:style-name="T5">if</text:span><text:span text:style-name="T3"> </text:span><text:span text:style-name="T7">(isFull())</text:span><text:span text:style-name="T3"> </text:span><text:span text:style-name="T7">{</text:span></text:p>
      <text:p text:style-name="P2"><text:span text:style-name="T3"><text:s text:c="12"/></text:span><text:span text:style-name="T7">cout</text:span><text:span text:style-name="T3"> </text:span><text:span text:style-name="T9">&lt;&lt;</text:span><text:span text:style-name="T3"> </text:span><text:span text:style-name="T11">"Stack overflow: max size reached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12"/></text:span><text:span text:style-name="T5">return</text:span><text:span text:style-name="T7">;</text:span></text:p>
      <text:p text:style-name="P2"><text:span text:style-name="T3"><text:s text:c="8"/></text:span><text:span text:style-name="T7">}</text:span></text:p>
      <text:p text:style-name="P2"><text:span text:style-name="T3"><text:s text:c="8"/></text:span><text:span text:style-name="T7">array[</text:span><text:span text:style-name="T9">++</text:span><text:span text:style-name="T7">top]</text:span><text:span text:style-name="T3"> </text:span><text:span text:style-name="T9">=</text:span><text:span text:style-name="T3"> </text:span><text:span text:style-name="T7">item;</text:span></text:p>
      <text:p text:style-name="P2"><text:span text:style-name="T3"><text:s text:c="8"/></text:span><text:span text:style-name="T7">cout</text:span><text:span text:style-name="T3"> </text:span><text:span text:style-name="T9">&lt;&lt;</text:span><text:span text:style-name="T3"> </text:span><text:span text:style-name="T11">"Pushed "</text:span><text:span text:style-name="T3"> </text:span><text:span text:style-name="T9">&lt;&lt;</text:span><text:span text:style-name="T3"> </text:span><text:span text:style-name="T7">item</text:span><text:span text:style-name="T3"> </text:span><text:span text:style-name="T9">&lt;&lt;</text:span><text:span text:style-name="T3"> </text:span><text:span text:style-name="T11">" to stack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7">}</text:span></text:p>
      <text:p text:style-name="P3"/>
      <text:p text:style-name="P2"><text:span text:style-name="T3"><text:s text:c="4"/></text:span><text:span text:style-name="T10">int</text:span><text:span text:style-name="T3"> </text:span><text:span text:style-name="T7">pop()</text:span><text:span text:style-name="T3"> </text:span><text:span text:style-name="T7">{</text:span></text:p>
      <text:p text:style-name="P2"><text:span text:style-name="T3"><text:s text:c="8"/></text:span><text:span text:style-name="T5">if</text:span><text:span text:style-name="T3"> </text:span><text:span text:style-name="T7">(isEmpty())</text:span><text:span text:style-name="T3"> </text:span><text:span text:style-name="T7">{</text:span></text:p>
      <text:p text:style-name="P2"><text:span text:style-name="T3"><text:s text:c="12"/></text:span><text:span text:style-name="T7">cout</text:span><text:span text:style-name="T3"> </text:span><text:span text:style-name="T9">&lt;&lt;</text:span><text:span text:style-name="T3"> </text:span><text:span text:style-name="T11">"Stack underflow: stack is empty"</text:span><text:span text:style-name="T3"> </text:span><text:span text:style-name="T9">&lt;&lt;</text:span><text:span text:style-name="T3"> </text:span><text:span text:style-name="T7">endl;</text:span></text:p>
      <text:p text:style-name="P2"><text:soft-page-break/><text:span text:style-name="T3"><text:s text:c="12"/></text:span><text:span text:style-name="T5">return</text:span><text:span text:style-name="T3"> </text:span><text:span text:style-name="T7">INT_MIN;</text:span></text:p>
      <text:p text:style-name="P2"><text:span text:style-name="T3"><text:s text:c="8"/></text:span><text:span text:style-name="T7">}</text:span></text:p>
      <text:p text:style-name="P2"><text:span text:style-name="T3"><text:s text:c="8"/></text:span><text:span text:style-name="T5">return</text:span><text:span text:style-name="T3"> </text:span><text:span text:style-name="T7">array[top</text:span><text:span text:style-name="T9">--</text:span><text:span text:style-name="T7">];</text:span></text:p>
      <text:p text:style-name="P2"><text:span text:style-name="T3"><text:s text:c="4"/></text:span><text:span text:style-name="T7">}</text:span></text:p>
      <text:p text:style-name="P3"/>
      <text:p text:style-name="P2"><text:span text:style-name="T3"><text:s text:c="4"/></text:span><text:span text:style-name="T10">int</text:span><text:span text:style-name="T3"> </text:span><text:span text:style-name="T7">peek()</text:span><text:span text:style-name="T3"> </text:span><text:span text:style-name="T5">const</text:span><text:span text:style-name="T3"> </text:span><text:span text:style-name="T7">{</text:span></text:p>
      <text:p text:style-name="P2"><text:span text:style-name="T3"><text:s text:c="8"/></text:span><text:span text:style-name="T5">if</text:span><text:span text:style-name="T3"> </text:span><text:span text:style-name="T7">(isEmpty())</text:span><text:span text:style-name="T3"> </text:span><text:span text:style-name="T7">{</text:span></text:p>
      <text:p text:style-name="P2"><text:span text:style-name="T3"><text:s text:c="12"/></text:span><text:span text:style-name="T7">cout</text:span><text:span text:style-name="T3"> </text:span><text:span text:style-name="T9">&lt;&lt;</text:span><text:span text:style-name="T3"> </text:span><text:span text:style-name="T11">"Stack is empty, nothing to peek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12"/></text:span><text:span text:style-name="T5">return</text:span><text:span text:style-name="T3"> </text:span><text:span text:style-name="T7">INT_MIN;</text:span></text:p>
      <text:p text:style-name="P2"><text:span text:style-name="T3"><text:s text:c="8"/></text:span><text:span text:style-name="T7">}</text:span></text:p>
      <text:p text:style-name="P2"><text:span text:style-name="T3"><text:s text:c="8"/></text:span><text:span text:style-name="T5">return</text:span><text:span text:style-name="T3"> </text:span><text:span text:style-name="T7">array[top];</text:span></text:p>
      <text:p text:style-name="P2"><text:span text:style-name="T3"><text:s text:c="4"/></text:span><text:span text:style-name="T7">}</text:span></text:p>
      <text:p text:style-name="P4">};<text:span text:style-name="T8"/></text:p>
      <text:p text:style-name="P3"/>
      <text:p text:style-name="P2"><text:span text:style-name="T10">int</text:span><text:span text:style-name="T3"> </text:span><text:span text:style-name="T12">main</text:span><text:span text:style-name="T7">()</text:span><text:span text:style-name="T3"> </text:span><text:span text:style-name="T7">{</text:span></text:p>
      <text:p text:style-name="P2"><text:span text:style-name="T3"><text:s text:c="4"/></text:span><text:span text:style-name="T7">Stack</text:span><text:span text:style-name="T3"> </text:span><text:span text:style-name="T7">stack(</text:span><text:span text:style-name="T9">10</text:span><text:span text:style-name="T7">);</text:span></text:p>
      <text:p text:style-name="P2"><text:span text:style-name="T3"><text:s text:c="4"/></text:span><text:span text:style-name="T7">stack.push(</text:span><text:span text:style-name="T9">5</text:span><text:span text:style-name="T7">);</text:span></text:p>
      <text:p text:style-name="P2"><text:span text:style-name="T3"><text:s text:c="4"/></text:span><text:span text:style-name="T7">stack.push(</text:span><text:span text:style-name="T9">10</text:span><text:span text:style-name="T7">);</text:span></text:p>
      <text:p text:style-name="P2"><text:span text:style-name="T3"><text:s text:c="4"/></text:span><text:span text:style-name="T7">stack.push(</text:span><text:span text:style-name="T9">15</text:span><text:span text:style-name="T7">);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1">"Top element is "</text:span><text:span text:style-name="T3"> </text:span><text:span text:style-name="T9">&lt;&lt;</text:span><text:span text:style-name="T3"> </text:span><text:span text:style-name="T7">stack.peek()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5">return</text:span><text:span text:style-name="T3"> </text:span><text:span text:style-name="T9">0</text:span><text:span text:style-name="T7">;</text:span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00:03:27.064000000</meta:creation-date>
    <meta:print-date>2024-10-27T00:04:52.681000000</meta:print-date>
    <dc:date>2024-10-27T00:11:57.547000000</dc:date>
    <meta:editing-duration>PT8M30S</meta:editing-duration>
    <meta:editing-cycles>1</meta:editing-cycles>
    <meta:document-statistic meta:table-count="0" meta:image-count="0" meta:object-count="0" meta:page-count="2" meta:paragraph-count="49" meta:word-count="149" meta:character-count="1066" meta:non-whitespace-character-count="703"/>
    <meta:generator>LibreOffice/24.8.2.1$Windows_X86_64 LibreOffice_project/0f794b6e29741098670a3b95d60478a65d05ef13</meta:generator>
  </office:meta>
</office:document-meta>
</file>